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Verdana1" svg:font-family="Verdana, Arial, \, 'Helvetica Neue', '&quot;, Helvetica, sans-serif'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2ffae" officeooo:paragraph-rsid="0012ffa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2ffae" officeooo:paragraph-rsid="0012ffae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2ffae" officeooo:paragraph-rsid="0012ffae" fo:background-color="#ffff00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s Unitários</text:p>
      <text:p text:style-name="P1"/>
      <text:p text:style-name="P2">const assert = require('assert'); // Sintaxe para incluir o módulo assert</text:p>
      <text:p text:style-name="P2"/>
      <text:p text:style-name="P2">assert.strictEqual(50, 50); // Sem erros: 50 == 50</text:p>
      <text:p text:style-name="P2">assert.strictEqual(50, 70); // AssertionError: 50 == 70</text:p>
      <text:p text:style-name="P2"/>
      <text:p text:style-name="P2"/>
      <text:p text:style-name="P2">const assert = require('assert');</text:p>
      <text:p text:style-name="P2"/>
      <text:p text:style-name="P2">function division(x, y) {</text:p>
      <text:p text:style-name="P2"><text:s text:c="2"/>return x / y;</text:p>
      <text:p text:style-name="P2">}</text:p>
      <text:p text:style-name="P2"/>
      <text:p text:style-name="P2">const expected = division(9, 3);</text:p>
      <text:p text:style-name="P2"/>
      <text:p text:style-name="P2">assert.strictEqual(expected, 3, 'Nove dividido por três é igual a três');</text:p>
      <text:p text:style-name="P2"/>
      <text:p text:style-name="P3"><text:span text:style-name="T1">assert.equal</text:span> faz uma comparação de valor com o operador ==</text:p>
      <text:p text:style-name="P3"/>
      <text:p text:style-name="P3">.<text:span text:style-name="T1">strictEqual </text:span>e o .<text:span text:style-name="T1">deepStrictEqual</text:span> comparam os parâmetros fornecidos utilizando o operador ===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Verdana1" svg:font-family="Verdana, Arial, \, 'Helvetica Neue', '&quot;, Helvetica, sans-serif'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6:04:18.619359226</meta:creation-date>
    <dc:date>2021-05-08T16:36:15.337972343</dc:date>
    <meta:editing-duration>PT1M46S</meta:editing-duration>
    <meta:editing-cycles>1</meta:editing-cycles>
    <meta:document-statistic meta:table-count="0" meta:image-count="0" meta:object-count="0" meta:page-count="1" meta:paragraph-count="12" meta:word-count="78" meta:character-count="525" meta:non-whitespace-character-count="456"/>
    <meta:generator>LibreOffice/6.4.7.2$Linux_X86_64 LibreOffice_project/40$Build-2</meta:generator>
  </office:meta>
</office:document-meta>
</file>